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officeooo:paragraph-rsid="0000ee82"/>
    </style:style>
    <style:style style:name="P2"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officeooo:paragraph-rsid="0003077d"/>
    </style:style>
    <style:style style:name="P3"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officeooo:paragraph-rsid="000456ea"/>
    </style:style>
    <style:style style:name="P4"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officeooo:paragraph-rsid="000623fc"/>
    </style:style>
    <style:style style:name="P5" style:family="paragraph" style:parent-style-name="Text_20_body" style:list-style-name="L1">
      <style:paragraph-properties fo:margin-left="0.8543in" fo:margin-right="0.552in" fo:margin-top="0in" fo:margin-bottom="0in" loext:contextual-spacing="false" style:line-height-at-least="0.1874in" fo:text-align="start" style:justify-single-word="false" fo:orphans="2" fo:widows="2" fo:text-indent="0in" style:auto-text-indent="false" fo:padding="0in" fo:border="none"/>
      <style:text-properties officeooo:rsid="000623fc" officeooo:paragraph-rsid="000623fc"/>
    </style:style>
    <style:style style:name="T1" style:family="text">
      <style:text-properties fo:font-variant="normal" fo:text-transform="none" fo:color="#000000" style:font-name="apple-system" fo:font-size="9.75pt" fo:letter-spacing="normal" fo:font-style="normal" fo:font-weight="normal"/>
    </style:style>
    <style:style style:name="T2" style:family="text">
      <style:text-properties fo:font-variant="normal" fo:text-transform="none" fo:color="#000000" style:font-name="apple-system" fo:font-size="9.75pt" fo:letter-spacing="normal" fo:font-style="normal" fo:font-weight="normal" loext:padding="0in" loext:border="none"/>
    </style:style>
    <style:style style:name="T3" style:family="text">
      <style:text-properties fo:font-variant="normal" fo:text-transform="none" fo:color="#000000" style:font-name="apple-system" fo:font-size="9.75pt" fo:letter-spacing="normal" fo:font-style="normal" fo:font-weight="normal" officeooo:rsid="0000ee82"/>
    </style:style>
    <style:style style:name="T4" style:family="text">
      <style:text-properties fo:font-variant="normal" fo:text-transform="none" fo:color="#000000" style:font-name="apple-system" fo:font-size="9.75pt" fo:letter-spacing="normal" fo:font-style="normal" fo:font-weight="normal" officeooo:rsid="0000ee82" loext:padding="0in" loext:border="none"/>
    </style:style>
    <style:style style:name="T5" style:family="text">
      <style:text-properties fo:font-variant="normal" fo:text-transform="none" fo:color="#000000" style:font-name="apple-system" fo:font-size="9.75pt" fo:letter-spacing="normal" fo:font-style="normal" fo:font-weight="normal" officeooo:rsid="0003077d"/>
    </style:style>
    <style:style style:name="T6" style:family="text">
      <style:text-properties fo:font-variant="normal" fo:text-transform="none" fo:color="#000000" style:font-name="apple-system" fo:font-size="9.75pt" fo:letter-spacing="normal" fo:font-style="normal" fo:font-weight="normal" officeooo:rsid="000456ea" loext:padding="0in" loext:border="none"/>
    </style:style>
    <style:style style:name="T7" style:family="text">
      <style:text-properties fo:font-variant="normal" fo:text-transform="none" fo:color="#000000" fo:letter-spacing="normal" loext:padding="0in" loext:border="none"/>
    </style:style>
    <style:style style:name="T8" style:family="text">
      <style:text-properties fo:font-variant="normal" fo:text-transform="none" fo:color="#2a5885" style:text-line-through-style="none" style:text-line-through-type="none" style:font-name="apple-system" fo:font-size="9.75pt" fo:letter-spacing="normal" fo:font-style="normal" style:text-underline-style="none" fo:font-weight="normal" style:text-blinking="false"/>
    </style:style>
    <style:style style:name="T9" style:family="text">
      <style:text-properties fo:font-variant="normal" fo:text-transform="none" fo:color="#2a5885" style:font-name="apple-system" fo:font-size="9.75pt" fo:letter-spacing="normal" fo:font-style="normal" style:text-underline-style="solid" style:text-underline-width="auto" style:text-underline-color="font-color"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0.0626in" svg:y="0.0835in" svg:width="0.1772in" draw:z-index="0">
        <draw:text-box fo:min-height="0.1772in">
          <text:p text:style-name="Text_20_body"/>
        </draw:text-box>
      </draw:frame>
      <text:list xml:id="list4205108372" text:style-name="L1">
        <text:list-header>
          <text:p text:style-name="P3"><text:span text:style-name="T2">Как мы принимаем решения? Почему верим в то, во что верим? Почему продолжаем делать что-то, переставая сомневаться, а правильный ли выбор сделали?.. Хорошие вопросы, не так ли? </text:span></text:p>
          <text:p text:style-name="P3"><text:span text:style-name="T2"/></text:p>
          <text:p text:style-name="P3"><text:span text:style-name="T2">Основа потенциала бесконечного прогресса - это традиция критики. <text:line-break/><text:line-break/>Как правило, самого факта того, что мы что-то делаем, достаточно, чтобы мы продолжали это делать. Как правило, самого факта того, что мы во что-то верим, достаточно, чтобы продолжать в это верить. Status quo bias. С эволюционной точки зрения это было преимуществом для наших далеких предков - стараться находиться на изведанной безопасной территории. Но рациональные решения принимаются не так. Чтобы познать мир, нужно себя с ним сталкивать. Цепляние за собственные убеждения ограничивает индивидуума. Путь ученого, путь рационалиста - это путь от заблуждений к меньшим заблуждениям. Это возможно только при способности критиковать и, если нужно, отбросить любое свое убеждение, каким бы дорогим оно ни было для вас, какие бы приятные ассоциации оно ни вызывало. Все, что может быть уничтожено правдой, должно быть уничтожено.<text:line-break/><text:line-break/>Есть вещи, достойные презрения. Есть вещи, из-за которых стыдно за своих предков. Тысячи убитых римлянами галлов. Миллионы загубленных жизней африканских рабов. Холокост. Угнетение женщин. Захват и угнетение Китаем Тибета. </text:span><text:span text:style-name="T6">Y</text:span><text:span text:style-name="T4">ou name it.</text:span><text:span text:style-name="T2"><text:line-break/>Гордиться нам тоже есть за что. Аграрная Революция, Золотой Век Афин, многообразное и чудесное учение Будды, римская культура, Ренессанс, Просвещение, изобретение электричества, вакцин, открытие групп крови, </text:span><text:span text:style-name="T4">you name it.</text:span><text:span text:style-name="T2"><text:line-break/>Как думаете, есть ли что-то очевидно ужасное и отвратительное, что повсеместно происходит сейчас на планете, и на что почти никто не обращает внимание? Ну, есть несколько таких вещей. Об одной из них я хочу напомнить. Зачастую надо смотреть очень долго, чтобы понять, на что же вы смотрите...<text:line-break/><text:line-break/>50 миллиардов - насколько это много? Пятерка с десятью нулями - как это вообще представить? 50 миллиардов секунд - это 1585 лет. <text:line-break/><text:line-break/>Поросят кастрируют и отрезают хвосты без обезболивания. Цыплятам обрезают кончик клюва без обезболивания. У коров почти сразу отнимают новорожденных телят. У большинства куриц нет возможности расправить крылья - в настолько тесных клетках их держат. Свиноматки проводят жизни без движения на маленьком участке территории. Это отвратительная система, порождающая миллиарды полных страдания жизней; жизней без возможности удовлетворить базовые потребности - создать семью, исследовать мир, социализироваться. Жизней, проведенных в переполненном грязном ангаре. Просто представьте это. Правда не перестанет быть правдой. Признание не сделает ее хуже. И именно с правдой вам придется взаимодействовать.<text:line-break/><text:line-break/>Промышленное животноводство ответственно за производство 14.5% парниковых газов. Да, мы </text:span><text:span text:style-name="T6">не просто выращиваем и убиваем 50 миллиардов существ каждый год, а еще и вредим этим всей планете.</text:span><text:span text:style-name="T2"><text:line-break/></text:span><text:soft-page-break/><text:span text:style-name="T2"><text:line-break/>У вас наверняка есть приятные воспоминания, как вы в лесу в друзьями жарили сосиски на костре, или шашлык на мангале с отцом на даче, или ели бургер в центре Москвы, опять-таки, с друзьями и в приятной обстановке. Зачастую нужно очень долго на что-то смотреть, чтобы понять, на что же вы смотрите. </text:span></text:p>
        </text:list-header>
        <text:list-item>
          <text:p text:style-name="P3"><text:span text:style-name="T2"/></text:p>
        </text:list-item>
        <text:list-item>
          <text:p text:style-name="P4"><text:span text:style-name="T2">Полноценная диета без мяса возможна. Конечно, есть нюансы.<text:line-break/><text:line-break/>Я не говорю про детей и больных анемией. Я не говорю про, например, тибетцев или жителей крайнего севера, у которых неплодородная земля и приходится есть животных. Дело именно в масштабе, который эта система приняла сейчас в развитых странах.<text:line-break/><text:line-break/>Здесь стоит упомянуть, что некоторым вегетарианцам может казаться, что эта диета дает организму огромную пользу. Это не так. Если и дает, то не огромную. Вы просто начинаете </text:span><text:span text:style-name="T1">задумываться "Что же теперь есть?" и начинаете включать в рацион больше овощей и фруктов, бобовых, орехов, отсюда и польза. Правильного питания не существует. Перефразируя мысль из первой части текста, есть только путь от неправильного к менее неправильному.<text:line-break/><text:line-break/>Может быть, я звучал местами очень бескомпромиссно. Это не должно так восприниматься. Кажется, что один вегетарианец - это так же хорошо, как семь людей, не едящих мясо по понедельникам. Маленький шаг станет большим, если мы будем делать его вместе. Тем более что есть другие способы помочь, помимо изменения индивидуальной диеты. Есть благотворительные фонды, спонсирующие разработку альтернатив мясу, расследования условий содержания животных на фермах, взаимодействие с руководством крупных пищевых компаний и сетей питания. Жертвовать деньги в эти фонды - правильное решение, потому что проблема масштабная, и ей пренебрегают.<text:line-break/><text:line-break/>Если правильное решение для здорового взрослого представителя среднего класса из развитой страны - есть животных почти с каждым приемом пищи, я хочу в это верить. Если правильное решение для здорового взрослого представителя среднего класса из развитой страны - постепенно уменьшать поедание животных и, в конечном счете, отказаться от этого, я хочу в это верить. <text:line-break/><text:line-break/>Невозможно охватить масштаб этой области в одном тексте, написанном за две поездки на МЦК вечером после работы. Я хочу, чтобы это стало маленьким началом большого идейного сдвига, который с вами произойдет. Возможно, я где-то был неподробен, где-то просто ошибся. </text:span><text:span text:style-name="T5">Я даже не коснулся аминокислот, железа, цинка и так далее. </text:span><text:span text:style-name="T1">Поинтересуйтесь этим. Пусть вам станет любопытно, как же построить свою диету лучше, как сделать мир лучше, как ошибаться меньше</text:span><text:span text:style-name="T3">?</text:span><text:span text:style-name="T1"><text:line-break/><text:line-break/>Пусть все существа будут счастливы.</text:span></text:p>
        </text:list-item>
        <text:list-item>
          <text:p text:style-name="P4"><text:span text:style-name="T1"/></text:p>
        </text:list-item>
        <text:list-item>
          <text:p text:style-name="P5"><text:soft-page-break/><text:span text:style-name="T1">P.S. Этот текст задумывался к Всемирному Дню Вегетарианства 1 октября, но из-за большого количества других задач я доделал его только сейчас. </text:span></text:p>
          <text:p text:style-name="P4"><text:span text:style-name="T1"><text:line-break/>http://www.nationearth.com/</text:span></text:p>
          <text:p text:style-name="P1"><text:a xlink:type="simple" xlink:href="https://veganhealth.org/" text:style-name="Internet_20_link" text:visited-style-name="Visited_20_Internet_20_Link"><text:span text:style-name="T1">https://veganhealth.org/</text:span></text:a></text:p>
          <text:p text:style-name="P2"><text:span text:style-name="T1"><text:line-break/></text:span><text:a xlink:type="simple" xlink:href="https://vk.com/away.php?to=https%3A%2F%2Fwww.theguardian.com%2Fenvironment%2F2018%2Fmay%2F31%2Favoiding-meat-and-dairy-is-single-biggest-way-to-reduce-your-impact-on-earth%3FCMP%3DShare_AndroidApp_%25D0%2592%25D0%259A%25D0%25BE%25D0%25BD%25D1%2582%25D0%25B0%25D0%25BA%25D1%2582%25D0%25B5&amp;cc_key=" office:target-frame-name="_blank" xlink:show="new" text:style-name="Internet_20_link" text:visited-style-name="Visited_20_Internet_20_Link"><text:span text:style-name="T8">https://www.theguardian.com/environment/2018/may/31/a..</text:span></text:a><text:span text:style-name="T1"><text:line-break/><text:line-break/></text:span><text:a xlink:type="simple" xlink:href="https://vk.com/away.php?to=https%3A%2F%2Fwww.theguardian.com%2Fenvironment%2F2018%2Fnov%2F06%2Ftaxing-red-meat-would-save-many-lives-research-shows%3FCMP%3DShare_AndroidApp_%25D0%2592%25D0%259A%25D0%25BE%25D0%25BD%25D1%2582%25D0%25B0%25D0%25BA%25D1%2582%25D0%25B5&amp;cc_key=" office:target-frame-name="_blank" xlink:show="new" text:style-name="Internet_20_link" text:visited-style-name="Visited_20_Internet_20_Link"><text:span text:style-name="T8">https://www.theguardian.com/environment/2018/nov/06/t..</text:span></text:a><text:span text:style-name="T1"><text:line-break/><text:line-break/></text:span><text:a xlink:type="simple" xlink:href="https://vk.com/away.php?to=https%3A%2F%2Fwww.nature.com%2Farticles%2Fd41586-019-02409-7&amp;cc_key=" office:target-frame-name="_blank" xlink:show="new" text:style-name="Internet_20_link" text:visited-style-name="Visited_20_Internet_20_Link"><text:span text:style-name="T8">https://www.nature.com/articles/d41586-019-02409-7</text:span></text:a><text:span text:style-name="T1"><text:line-break/><text:line-break/></text:span><text:a xlink:type="simple" xlink:href="https://vk.com/away.php?to=https%3A%2F%2F80000hours.org%2Fproblem-profiles%2Ffactory-farming%2F&amp;cc_key=" office:target-frame-name="_blank" xlink:show="new" text:style-name="Internet_20_link" text:visited-style-name="Visited_20_Internet_20_Link"><text:span text:style-name="T8">https://80000hours.org/problem-profiles/factory-farmi..</text:span></text:a><text:span text:style-name="T1"><text:line-break/><text:line-break/></text:span><text:a xlink:type="simple" xlink:href="https://vk.com/away.php?to=https%3A%2F%2Fwww.openphilanthropy.org%2Fresearch%2Fcause-reports%2Ftreatment-animals-industrial-agriculture&amp;cc_key=" office:target-frame-name="_blank" xlink:show="new" text:style-name="Internet_20_link" text:visited-style-name="Visited_20_Internet_20_Link"><text:span text:style-name="T9">https://www.openphilanthropy.org/research/cause-repor..</text:span></text:a><text:span text:style-name="T1"><text:line-break/></text:span><text:a xlink:type="simple" xlink:href="https://www.openphilanthropy.org/research/cause-repor" text:style-name="Internet_20_link" text:visited-style-name="Visited_20_Internet_20_Link">https://www.openphilanthropy.org/research/cause-repor</text:a><text:a xlink:type="simple" xlink:href="https://vk.com/away.php?to=https%3A%2F%2Fwww.openphilanthropy.org%2Fresearch%2Fcause-reports%2Fanimal-product-alternatives&amp;cc_key=" office:target-frame-name="_blank" xlink:show="new" text:style-name="Internet_20_link" text:visited-style-name="Visited_20_Internet_20_Link">..</text:a></text:p>
          <text:p text:style-name="P2"><text:span text:style-name="T8">https://mission-blue.org/2015/02/whats-the-role-of-mass-animal-agriculture-in-ocean-degradation/</text:span><text:span text:style-name="T1"><text:line-break/></text:span><text:a xlink:type="simple" xlink:href="https://vk.com/away.php?to=https%3A%2F%2Fwww.youtube.com%2Fwatch%3Fv%3DNxvQPzrg2Wg&amp;cc_key=" office:target-frame-name="_blank" xlink:show="new" text:style-name="Internet_20_link" text:visited-style-name="Visited_20_Internet_20_Link">https://www.youtube.com/watc</text:a><text:a xlink:type="simple" xlink:href="https://vk.com/away.php?to=https%3A%2F%2Fanimalcharityevaluators.org%2Fdonation-advice%2Frecommended-charities%2F&amp;cc_key=" office:target-frame-name="_blank" xlink:show="new" text:style-name="Internet_20_link" text:visited-style-name="Visited_20_Internet_20_Link">o</text:a><text:a xlink:type="simple" xlink:href="https://vk.com/away.php?to=https%3A%2F%2Fwww.youtube.com%2Fwatch%3Fv%3DNxvQPzrg2Wg&amp;cc_key=" office:target-frame-name="_blank" xlink:show="new" text:style-name="Internet_20_link" text:visited-style-name="Visited_20_Internet_20_Link">h?v=NxvQPzrg2Wg</text:a><text:span text:style-name="T1"><text:line-break/></text:span><text:a xlink:type="simple" xlink:href="https://vk.com/away.php?to=https%3A%2F%2Fanimalcharityevaluators.org%2Fdonation-advice%2Frecommended-charities%2F&amp;cc_key=" office:target-frame-name="_blank" xlink:show="new" text:style-name="Internet_20_link" text:visited-style-name="Visited_20_Internet_20_Link"><text:span text:style-name="T8">https://animalcharityevaluators.rg/donation-advice/r..</text:span></text:a><text:span text:style-name="T1"><text:line-break/></text:span><text:a xlink:type="simple" xlink:href="https://vk.com/away.php?to=https%3A%2F%2Fwiki.lesswrong.com%2Fwiki%2FRationality%3A_From_AI_to_Zombies&amp;cc_key=" office:target-frame-name="_blank" xlink:show="new" text:style-name="Internet_20_link" text:visited-style-name="Visited_20_Internet_20_Link"><text:span text:style-name="T8">https://wiki.lesswrong.com/wiki/Rationality:_From_AI_..</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2:35:49.941650662</meta:creation-date>
    <meta:editing-duration>PT1H52M20S</meta:editing-duration>
    <meta:editing-cycles>4</meta:editing-cycles>
    <meta:generator>LibreOffice/6.0.6.2$Linux_X86_64 LibreOffice_project/00m0$Build-2</meta:generator>
    <dc:date>2019-10-07T23:09:38.212715444</dc:date>
    <meta:document-statistic meta:table-count="0" meta:image-count="0" meta:object-count="0" meta:page-count="3" meta:paragraph-count="11" meta:word-count="821" meta:character-count="6158" meta:non-whitespace-character-count="5332"/>
  </office:meta>
</office:document-meta>
</file>